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27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32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32" office:value-type="string" calcext:value-type="string">
            <text:p>114.3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 style:data-style-name="N2" text:time-value="16:26:22.47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11T16:29:40.764000000</dc:date>
    <meta:editing-duration>P3DT5H40M46S</meta:editing-duration>
    <meta:editing-cycles>1302</meta:editing-cycles>
    <meta:document-statistic meta:table-count="2" meta:cell-count="5993" meta:object-count="0"/>
  </office:meta>
</office:document-meta>
</file>